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10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10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. Заметки (виджет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1">
            <text:p text:style-name="P2">1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Notes adding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3">Я на главной странице <text:span text:style-name="T2">«Dashboard»</text:span>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пишу текст в поле <text:span text:style-name="T2">«Note»</text:span></text:p>
            <text:p text:style-name="P3">И нажимаю кнопку «<text:span text:style-name="T2">Save</text:span>»</text:p>
          </table:table-cell>
        </table:table-row>
        <table:table-row>
          <table:table-cell table:style-name="Таблица1.A2" office:value-type="string">
            <text:p text:style-name="P2"><text:s/>Then </text:p>
          </table:table-cell>
          <table:table-cell table:style-name="Таблица1.B2" office:value-type="string">
            <text:p text:style-name="P3">Текст заметки с текущей датой отображается в списке заметок 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36982">
            <text:p text:style-name="P2">1.1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Notes adding: empty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3">Я на главной странице <text:span text:style-name="T2">«Dashboard»</text:span>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3">Я оставляю пустым поле <text:span text:style-name="T2">«Note»</text:span></text:p>
            <text:p text:style-name="P3"><text:span text:style-name="T2">И нажимаю </text:span>на<text:span text:style-name="T2"> кнопку «Save»</text:span></text:p>
          </table:table-cell>
        </table:table-row>
        <table:table-row>
          <table:table-cell table:style-name="Таблица6.A2" office:value-type="string">
            <text:p text:style-name="P2"><text:s/>Then </text:p>
          </table:table-cell>
          <table:table-cell table:style-name="Таблица6.B2" office:value-type="string">
            <text:p text:style-name="P3">Выводится сообщение <text:span text:style-name="T2">«Can't save empty note»</text:span>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2">
            <text:p text:style-name="P4">2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Notes editing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3">Я на главной странице <text:span text:style-name="T2">«Dashboard»</text:span></text:p>
            <text:p text:style-name="P3">В списке заметок присутствует хотя бы одна заметка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нажимаю на кнопку <text:span text:style-name="T2">«Edit» </text:span>рядом с одной из заметок</text:p>
            <text:p text:style-name="P3">И изменяю текст заметки</text:p>
            <text:p text:style-name="P3">И нажимаю на кнопку <text:span text:style-name="T2">«Save changes»</text:span></text:p>
          </table:table-cell>
        </table:table-row>
        <table:table-row>
          <table:table-cell table:style-name="Таблица3.A2" office:value-type="string">
            <text:p text:style-name="P2"><text:s/>Then </text:p>
          </table:table-cell>
          <table:table-cell table:style-name="Таблица3.B2" office:value-type="string">
            <text:p text:style-name="P3">Измененный текст заметки с текущей датой отображается в списке заметок 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3">
            <text:p text:style-name="P2">3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Notes deleting asking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3">Я на главной странице <text:span text:style-name="T2">«Dashboard»</text:span></text:p>
            <text:p text:style-name="P3">В списке заметок присутствует хотя бы одна заметка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нажимаю на кнопку <text:span text:style-name="T2">«Delete» </text:span>рядом с одной из заметок</text:p>
          </table:table-cell>
        </table:table-row>
        <table:table-row>
          <table:table-cell table:style-name="Таблица4.A2" office:value-type="string">
            <text:p text:style-name="P2"><text:s/>Then </text:p>
          </table:table-cell>
          <table:table-cell table:style-name="Таблица4.B2" office:value-type="string">
            <text:p text:style-name="P3">Выводится сообщение <text:span text:style-name="T2">«Delete this note?»</text:span></text:p>
            <text:p text:style-name="P3">И появляются кнопки «<text:span text:style-name="T2">Yes</text:span>», «<text:span text:style-name="T2">No</text:span>»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3.1">
            <text:p text:style-name="P2">3.1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Notes deleting asking<text:span text:style-name="T3">: </text:span>Yes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3">Я на главной странице <text:span text:style-name="T2">«Dashboard»</text:span></text:p>
            <text:p text:style-name="P3">И выполнен сценарий 4.3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нажимаю на кнопку <text:span text:style-name="T2">«Yes» </text:span></text:p>
          </table:table-cell>
        </table:table-row>
        <table:table-row>
          <table:table-cell table:style-name="Таблица2.A2" office:value-type="string">
            <text:p text:style-name="P2"><text:s/>Then </text:p>
          </table:table-cell>
          <table:table-cell table:style-name="Таблица2.B2" office:value-type="string">
            <text:p text:style-name="P3">Заметка удаляется из списка заметок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37349">
            <text:p text:style-name="P2">3.2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Notes deleting asking: No</text:p>
          </table:table-cell>
        </table:table-row>
        <text:soft-page-break/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3">Я на главной странице <text:span text:style-name="T2">«Dashboard»</text:span></text:p>
            <text:p text:style-name="P3">И выполнен сценарий 2.3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3">Я нажимаю на кнопку <text:span text:style-name="T2">«No» </text:span></text:p>
          </table:table-cell>
        </table:table-row>
        <table:table-row>
          <table:table-cell table:style-name="Таблица5.A2" office:value-type="string">
            <text:p text:style-name="P2"><text:s/>Then </text:p>
          </table:table-cell>
          <table:table-cell table:style-name="Таблица5.B2" office:value-type="string">
            <text:p text:style-name="P3">Заметка остается в списке заметок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43S</meta:editing-duration>
    <meta:editing-cycles>9</meta:editing-cycles>
    <meta:generator>OpenOffice/4.1.2$Win32 OpenOffice.org_project/412m3$Build-9782</meta:generator>
    <dc:date>2016-04-11T14:38:36.86</dc:date>
    <dc:creator>Юлия Сидорук</dc:creator>
    <meta:document-statistic meta:table-count="6" meta:image-count="0" meta:object-count="0" meta:page-count="2" meta:paragraph-count="70" meta:word-count="216" meta:character-count="1293"/>
    <meta:user-defined meta:name="Info 1"/>
    <meta:user-defined meta:name="Info 2"/>
    <meta:user-defined meta:name="Info 3"/>
    <meta:user-defined meta:name="Info 4"/>
  </office:meta>
</office:document-meta>
</file>